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4pt" style:font-name-asian="Courier New" style:font-size-asian="14pt" style:font-name-complex="Courier New" style:font-size-complex="14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4pt" style:font-name-asian="Courier New" style:font-size-asian="14pt" style:font-name-complex="Courier New" style:font-size-complex="14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Courier New" fo:font-size="14pt" style:font-name-asian="Courier New" style:font-size-asian="14pt" style:font-name-complex="Courier New" style:font-size-complex="14pt"/>
    </style:style>
    <style:style style:name="T4" style:family="text">
      <style:text-properties fo:color="#2a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In order to test a MyServlet.java file create a MyServlet.class file from it and then move both the files into the directory $APP_HOME\webapps\examples\WEB-INF\classes directory. Then insert the following snippet into $APP_HOME\webapps\examples\WEB-INF\web.xml so that tomcat can access it. </text:p>
      <text:p text:style-name="Standard"/>
      <text:p text:style-name="Standard"><text:s text:c="4"/><text:tab/>&lt;servlet&gt;</text:p>
      <text:p text:style-name="Standard"><text:s text:c="6"/><text:tab/><text:tab/>&lt;servlet-name&gt;MyServlet&lt;/servlet-name&gt;</text:p>
      <text:p text:style-name="Standard"><text:s text:c="9"/><text:tab/><text:tab/>&lt;servlet-class&gt;MyServlet&lt;/servlet-class&gt;</text:p>
      <text:p text:style-name="Standard"><text:tab/>&lt;/servlet&gt;</text:p>
      <text:p text:style-name="Standard"/>
      <text:p text:style-name="Standard"/>
      <text:p text:style-name="Standard"/>
      <text:p text:style-name="P3"><text:span text:style-name="T3">import java.io.IOException;</text:span></text:p>
      <text:p text:style-name="P3"><text:span text:style-name="T3">import java.io.PrintWriter;</text:span></text:p>
      <text:p text:style-name="P3"><text:span text:style-name="T3">import java.util.ResourceBundle;</text:span></text:p>
      <text:p text:style-name="P3"><text:span text:style-name="T3"/></text:p>
      <text:p text:style-name="P3"><text:span text:style-name="T3">import javax.servlet.ServletException;</text:span></text:p>
      <text:p text:style-name="P3"><text:span text:style-name="T3">import javax.servlet.http.HttpServlet;</text:span></text:p>
      <text:p text:style-name="P3"><text:span text:style-name="T3">import javax.servlet.http.HttpServletRequest;</text:span></text:p>
      <text:p text:style-name="P3"><text:span text:style-name="T3">import javax.servlet.http.HttpServletResponse;</text:span></text:p>
      <text:p text:style-name="P3"><text:span text:style-name="T3"/></text:p>
      <text:p text:style-name="P3"><text:span text:style-name="T3">public class HelloWorld extends HttpServlet</text:span></text:p>
      <text:p text:style-name="P3"><text:span text:style-name="T3">{</text:span></text:p>
      <text:p text:style-name="P3"><text:span text:style-name="T3"><text:tab/>public void doGet(HttpServletRequest request, </text:span></text:p>
      <text:p text:style-name="P3"><text:span text:style-name="T3"><text:tab/><text:tab/><text:tab/>HttpServletResponse response)</text:span></text:p>
      <text:p text:style-name="P3"><text:span text:style-name="T3"><text:tab/><text:tab/><text:tab/><text:tab/>throws IOException, ServletException</text:span></text:p>
      <text:p text:style-name="P3"><text:span text:style-name="T3"><text:tab/>{</text:span></text:p>
      <text:p text:style-name="P3"><text:span text:style-name="T3"><text:tab/><text:tab/>response.setContentType("text/html");</text:span></text:p>
      <text:p text:style-name="P3"><text:span text:style-name="T3"><text:tab/><text:tab/>PrintWriter out = response.getWriter();</text:span></text:p>
      <text:p text:style-name="P3"><text:span text:style-name="T3"><text:tab/><text:tab/>out.println("&lt;html&gt;");</text:span></text:p>
      <text:p text:style-name="P3"><text:span text:style-name="T3"><text:tab/><text:tab/>out.println("&lt;head&gt;");</text:span></text:p>
      <text:p text:style-name="P3"><text:span text:style-name="T3"><text:tab/><text:tab/>out.println("&lt;title&gt;HelloWorld&lt;/title&gt;");</text:span></text:p>
      <text:p text:style-name="P3"><text:span text:style-name="T3"><text:tab/><text:tab/>out.println("&lt;/head&gt;");</text:span></text:p>
      <text:p text:style-name="P3"><text:span text:style-name="T3"><text:tab/><text:tab/>out.println("&lt;body&gt;");</text:span></text:p>
      <text:p text:style-name="P3"><text:span text:style-name="T3"><text:tab/><text:tab/>out.println("&lt;h1&gt;Hello, World!&lt;/h1&gt;");</text:span></text:p>
      <text:p text:style-name="P3"><text:span text:style-name="T3"><text:tab/><text:tab/>out.println("&lt;/body&gt;");</text:span></text:p>
      <text:p text:style-name="P3"><text:span text:style-name="T3"><text:tab/><text:tab/>out.println("&lt;/html&gt;");</text:span></text:p>
      <text:p text:style-name="P3"><text:span text:style-name="T3"><text:tab/>}</text:span></text:p>
      <text:p text:style-name="P3"><text:span text:style-name="T3">}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holas Jacquet</meta:initial-creator>
    <meta:creation-date>2017-11-17T16:43:19.54</meta:creation-date>
    <dc:date>2017-11-17T17:24:14.87</dc:date>
    <dc:creator>Nicholas Jacquet</dc:creator>
    <meta:editing-duration>PT25M43S</meta:editing-duration>
    <meta:editing-cycles>4</meta:editing-cycles>
    <meta:generator>OpenOffice/4.1.4$Win32 OpenOffice.org_project/414m5$Build-9788</meta:generator>
    <meta:document-statistic meta:table-count="0" meta:image-count="0" meta:object-count="0" meta:page-count="1" meta:paragraph-count="30" meta:word-count="87" meta:character-count="1145"/>
  </office:meta>
</office:document-meta>
</file>